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9615" officeooo:paragraph-rsid="000d9615"/>
    </style:style>
    <style:style style:name="P2" style:family="paragraph" style:parent-style-name="Standard" style:list-style-name="L1">
      <style:text-properties officeooo:paragraph-rsid="000d9615"/>
    </style:style>
    <style:style style:name="T1" style:family="text">
      <style:text-properties officeooo:rsid="000d9615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leted Tasks</text:p>
      <text:list xml:id="list3553662683" text:style-name="L1">
        <text:list-item>
          <text:p text:style-name="P2"><text:span text:style-name="T1">Added Test cases document <text:s/></text:span><text:span text:style-name="T1"><text:date style:data-style-name="N37" text:date-value="2020-05-12T19:11:46.756751448" text:fixed="true">05/12/20</text:date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9:01:53.455898259</meta:creation-date>
    <dc:date>2020-05-12T19:14:16.896166556</dc:date>
    <meta:editing-duration>PT12M23S</meta:editing-duration>
    <meta:editing-cycles>1</meta:editing-cycles>
    <meta:document-statistic meta:table-count="0" meta:image-count="0" meta:object-count="0" meta:page-count="1" meta:paragraph-count="2" meta:word-count="8" meta:character-count="51" meta:non-whitespace-character-count="45"/>
    <meta:generator>LibreOffice/6.0.7.3$Linux_X86_64 LibreOffice_project/00m0$Build-3</meta:generator>
  </office:meta>
</office:document-meta>
</file>